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035cm solid #000000" style:shadow="none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ext_20_body">
      <style:text-properties fo:font-size="9pt" fo:font-style="normal" style:font-size-asian="9pt" style:font-style-asian="normal" style:font-size-complex="9pt" style:font-style-complex="normal"/>
    </style:style>
    <style:style style:name="P4" style:family="paragraph" style:parent-style-name="Text_20_body">
      <style:text-properties fo:font-size="7pt" fo:font-style="italic" style:font-size-asian="7pt" style:font-style-asian="italic" style:font-size-complex="7pt" style:font-style-complex="italic"/>
    </style:style>
    <style:style style:name="P5" style:family="paragraph" style:parent-style-name="Text_20_body">
      <style:text-properties fo:font-size="7pt" style:font-size-asian="7pt" style:font-size-complex="7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QL Syntax</text:h>
      <text:p text:style-name="P1">Eine stark reduzierte Übersicht anhand von Beispielen</text:p>
      <text:p text:style-name="Standard"/>
      <text:h text:style-name="Heading_20_2" text:outline-level="2">Tabellen erstellen: CREATE TABLE</text:h>
      <text:p text:style-name="P2">CREATE TABLE <text:s/>klasse (</text:p>
      <text:p text:style-name="P2"><text:s text:c="3"/>bezeichnung VARCHAR(3) PRIMARY KEY,</text:p>
      <text:p text:style-name="P2"><text:s text:c="3"/>schwerpunkt VARCHAR(20)</text:p>
      <text:p text:style-name="P2">); <text:s text:c="2"/></text:p>
      <text:p text:style-name="P4">Erzeugt eine einfache Tabelle mit zwei Feldern (Spalten), eins davon ist der Primärschlüssel.</text:p>
      <text:p text:style-name="P2">CREATE TABLE schueler (</text:p>
      <text:p text:style-name="P2"><text:s text:c="3"/>id INTEGER PRIMARY KEY AUTOINCREMENT,</text:p>
      <text:p text:style-name="P2"><text:s text:c="3"/>vorname VARCHAR(30) NOT NULL,</text:p>
      <text:p text:style-name="P2"><text:s text:c="3"/>nachname VARCHAR(30) NOT NULL,</text:p>
      <text:p text:style-name="P2"><text:s text:c="3"/>klasse VARCHAR(4) REFERENCES klasse(bezeichnung)</text:p>
      <text:p text:style-name="P2">);</text:p>
      <text:p text:style-name="P4">Erzeugt eine Tabelle mit einem Primary Key (i<text:span text:style-name="T3">d</text:span>), zwei Feldern, die zwingend sind (<text:span text:style-name="T3">vorname</text:span> und <text:span text:style-name="T3">nachname</text:span>) und einem Fremdschlüssel klasse, der auf das <text:span text:style-name="T3">bezeichnung</text:span>-Feld der <text:span text:style-name="T3">klasse</text:span>-Tabelle verweist.</text:p>
      <text:h text:style-name="Heading_20_2" text:outline-level="2">Datensätze hinzufügen: INSERT</text:h>
      <text:p text:style-name="P2">INSERT INTO klasse (bezeichnung, schwerpunkt) VALUES (''14e'', ''PAM'');</text:p>
      <text:p text:style-name="P2">INSERT INTO klasse (bezeichnung, schwerpunkt) VALUES (''11f'', ''PAM'');</text:p>
      <text:p text:style-name="P2">INSERT INTO schueler(vorname, nachname, klasse) <text:s/>VALUES(''Alain'', ''Brunner'', ''11f'');</text:p>
      <text:p text:style-name="P4">Die id kann weggelassen werden, weil sie automatisch eingefügt wird (AUTOINCREMENT).</text:p>
      <text:p text:style-name="P2">INSERT INTO schueler(vorname, nachname, klasse) <text:s/>VALUES(''Lukas'', ''Wenner'', ''11f'');</text:p>
      <text:h text:style-name="Heading_20_2" text:outline-level="2">Datenbankabfragen: SELECT</text:h>
      <text:p text:style-name="P2">SELECT * FROM schueler WHERE klasse = ''11f''; <text:s/></text:p>
      <text:p text:style-name="P4">Liefert alle Datensätze aus der Schüler-Tabelle, die die Klassenbezeichnung 11f haben.</text:p>
      <text:p text:style-name="P2">SELECT COUNT(*) FROM schueler WHERE klasse = ''11f''; </text:p>
      <text:p text:style-name="P4">Zählt die Anzahl Datensätze aus der Schüler-Tabelle mit Klassenbezeichnung 11f.</text:p>
      <text:p text:style-name="P2">SELECT bezeichnung FROM klasse WHERE schwerpunkt = ''PAM'';</text:p>
      <text:p text:style-name="P4">Liefert die Bezeichnung-Spalte aller Datensätze aus der Klassen-Tabelle mit Schwerpunkt PAM.</text:p>
      <text:p text:style-name="P2">SELECT vorname, nachname, schwerpunkt FROM schueler, klasse WHERE schueler.klasse = klasse.bezeichnung AND klasse.schwerpunkt != ''PPP'' ORDER BY nachname ASC;</text:p>
      <text:p text:style-name="P4">Liefert Vorname, Nachname und Schwerpunkt jedes Schülers, der nicht in einer Schwerpunkt PPP-Klasse sitzt, sortiert nach Nachnamen.</text:p>
      <text:p text:style-name="P5"><text:span text:style-name="T2">Diese Frage kann nur durch eine Kombination der beiden Tabellen beantwortet werden; deshalb ist auch die Klausel </text:span><text:span text:style-name="T7">schueler.klasse = klasse.bezeichnung</text:span><text:span text:style-name="T2"> notwendig: Wir müssen sicherstellen, dass die richtigen Datensätze aus beiden Tabellen kombiniert werden und nicht einfach irgendwelche!</text:span></text:p>
      <text:p text:style-name="P3">SELECT DISTINCT schwerpunkt FROM klasse;</text:p>
      <text:p text:style-name="P4">Liefert sämtliche Schwerpunkte aus der Klassen-Tabelle, aber listet doppelt vorkommende Schwerpunkte nicht auf.</text:p>
      <text:h text:style-name="Heading_20_2" text:outline-level="2">Datensätze löschen: DELETE</text:h>
      <text:p text:style-name="P2">DELETE FROM klasse WHERE bezeichnung = ''14e'';</text:p>
      <text:h text:style-name="Heading_20_2" text:outline-level="2">Tabellen löschen: DROP TABLE</text:h>
      <text:p text:style-name="P2">DROP TABLE klasse;</text:p>
      <text:p text:style-name="P2">DROP TABLE schuel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scal Schuppli</meta:initial-creator>
    <meta:creation-date>2010-08-25T21:47:41</meta:creation-date>
    <dc:date>2010-08-25T23:09:06</dc:date>
    <dc:creator>Pascal Schuppli</dc:creator>
    <meta:editing-duration>PT00H20M54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1" meta:paragraph-count="38" meta:word-count="301" meta:character-count="2397"/>
  </office:meta>
</office:document-meta>
</file>